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aa8d9" officeooo:paragraph-rsid="001aa8d9"/>
    </style:style>
    <style:style style:name="P2" style:family="paragraph" style:parent-style-name="Text_20_body">
      <style:paragraph-properties fo:text-align="justify" style:justify-single-word="false"/>
      <style:text-properties style:font-name="Courier" officeooo:rsid="00216559" officeooo:paragraph-rsid="00216559"/>
    </style:style>
    <style:style style:name="P3" style:family="paragraph" style:parent-style-name="Text_20_body">
      <style:paragraph-properties fo:line-height="0.353cm" fo:text-align="justify" style:justify-single-word="false"/>
      <style:text-properties style:font-name="Courier" fo:font-size="10pt" officeooo:rsid="00216559" officeooo:paragraph-rsid="00216559" style:font-size-asian="10pt" style:font-size-complex="10pt"/>
    </style:style>
    <style:style style:name="P4" style:family="paragraph" style:parent-style-name="Text_20_body">
      <style:paragraph-properties fo:text-align="justify" style:justify-single-word="false"/>
      <style:text-properties style:font-name="Liberation Serif" officeooo:rsid="00216559" officeooo:paragraph-rsid="00216559"/>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284375"/>
    </style:style>
    <style:style style:name="P7" style:family="paragraph" style:parent-style-name="Text_20_body">
      <style:paragraph-properties fo:text-align="justify" style:justify-single-word="false"/>
      <style:text-properties officeooo:rsid="0032309a" officeooo:paragraph-rsid="0032309a"/>
    </style:style>
    <style:style style:name="P8" style:family="paragraph" style:parent-style-name="Text_20_body">
      <style:paragraph-properties fo:text-align="justify" style:justify-single-word="false"/>
      <style:text-properties officeooo:rsid="0032309a" officeooo:paragraph-rsid="003cd485"/>
    </style:style>
    <style:style style:name="P9" style:family="paragraph" style:parent-style-name="Text_20_body">
      <style:paragraph-properties fo:text-align="justify" style:justify-single-word="false"/>
      <style:text-properties officeooo:rsid="003e2183" officeooo:paragraph-rsid="003e2183"/>
    </style:style>
    <style:style style:name="P10" style:family="paragraph" style:parent-style-name="Text_20_body">
      <style:paragraph-properties fo:text-align="justify" style:justify-single-word="false"/>
      <style:text-properties officeooo:rsid="00497457" officeooo:paragraph-rsid="00497457"/>
    </style:style>
    <style:style style:name="P11" style:family="paragraph" style:parent-style-name="Text_20_body">
      <style:text-properties officeooo:rsid="004af74b" officeooo:paragraph-rsid="004af74b"/>
    </style:style>
    <style:style style:name="P12" style:family="paragraph" style:parent-style-name="Text_20_body">
      <style:text-properties officeooo:rsid="005fea9c" officeooo:paragraph-rsid="005fea9c"/>
    </style:style>
    <style:style style:name="P13" style:family="paragraph" style:parent-style-name="Text_20_body">
      <style:text-properties fo:font-weight="normal" officeooo:rsid="005fea9c" officeooo:paragraph-rsid="005fea9c" style:font-weight-asian="normal" style:font-weight-complex="normal"/>
    </style:style>
    <style:style style:name="P14" style:family="paragraph" style:parent-style-name="Title">
      <style:paragraph-properties fo:text-align="justify" style:justify-single-word="false"/>
    </style:style>
    <style:style style:name="P15" style:family="paragraph" style:parent-style-name="Heading_20_1">
      <style:paragraph-properties fo:text-align="justify" style:justify-single-word="false"/>
    </style:style>
    <style:style style:name="P16" style:family="paragraph" style:parent-style-name="Heading_20_2">
      <style:paragraph-properties fo:text-align="justify" style:justify-single-word="false"/>
    </style:style>
    <style:style style:name="P17" style:family="paragraph" style:parent-style-name="Heading_20_2">
      <style:text-properties fo:font-weight="bold" style:font-weight-asian="bold" style:font-weight-complex="bold"/>
    </style:style>
    <style:style style:name="T1" style:family="text">
      <style:text-properties officeooo:rsid="001e0bf9"/>
    </style:style>
    <style:style style:name="T2" style:family="text">
      <style:text-properties officeooo:rsid="001f8750"/>
    </style:style>
    <style:style style:name="T3" style:family="text">
      <style:text-properties officeooo:rsid="00217525"/>
    </style:style>
    <style:style style:name="T4" style:family="text">
      <style:text-properties fo:font-weight="bold" style:font-weight-asian="bold" style:font-weight-complex="bold"/>
    </style:style>
    <style:style style:name="T5" style:family="text">
      <style:text-properties fo:font-weight="bold" officeooo:rsid="005fb93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0f79e" style:font-weight-asian="normal" style:font-weight-complex="normal"/>
    </style:style>
    <style:style style:name="T8" style:family="text">
      <style:text-properties fo:font-weight="normal" officeooo:rsid="005fb937" style:font-weight-asian="normal" style:font-weight-complex="normal"/>
    </style:style>
    <style:style style:name="T9" style:family="text">
      <style:text-properties style:font-name="Liberation Serif" officeooo:rsid="00284375"/>
    </style:style>
    <style:style style:name="T10" style:family="text">
      <style:text-properties style:font-name="Liberation Serif" officeooo:rsid="002924a0"/>
    </style:style>
    <style:style style:name="T11" style:family="text">
      <style:text-properties officeooo:rsid="00369f53"/>
    </style:style>
    <style:style style:name="T12" style:family="text">
      <style:text-properties officeooo:rsid="0037ae55"/>
    </style:style>
    <style:style style:name="T13" style:family="text">
      <style:text-properties officeooo:rsid="0043d55c"/>
    </style:style>
    <style:style style:name="T14" style:family="text">
      <style:text-properties officeooo:rsid="004ba69c"/>
    </style:style>
    <style:style style:name="T15" style:family="text">
      <style:text-properties fo:font-style="italic" officeooo:rsid="004ba69c" style:font-style-asian="italic" style:font-style-complex="italic"/>
    </style:style>
    <style:style style:name="T16" style:family="text">
      <style:text-properties fo:font-style="italic" officeooo:rsid="005051f4" style:font-style-asian="italic" style:font-style-complex="italic"/>
    </style:style>
    <style:style style:name="T17" style:family="text">
      <style:text-properties fo:font-style="italic" fo:font-weight="normal" officeooo:rsid="00573011" style:font-style-asian="italic" style:font-weight-asian="normal" style:font-style-complex="italic" style:font-weight-complex="normal"/>
    </style:style>
    <style:style style:name="T18" style:family="text">
      <style:text-properties fo:font-style="normal" officeooo:rsid="004ba69c" style:font-style-asian="normal" style:font-style-complex="normal"/>
    </style:style>
    <style:style style:name="T19" style:family="text">
      <style:text-properties fo:font-style="normal" officeooo:rsid="004d8be9" style:font-style-asian="normal" style:font-style-complex="normal"/>
    </style:style>
    <style:style style:name="T20" style:family="text">
      <style:text-properties fo:font-style="normal" officeooo:rsid="004f3d54" style:font-style-asian="normal" style:font-style-complex="normal"/>
    </style:style>
    <style:style style:name="T21" style:family="text">
      <style:text-properties fo:font-style="normal" officeooo:rsid="005051f4" style:font-style-asian="normal" style:font-style-complex="normal"/>
    </style:style>
    <style:style style:name="T22" style:family="text">
      <style:text-properties fo:font-style="normal" officeooo:rsid="00519c0e" style:font-style-asian="normal" style:font-style-complex="normal"/>
    </style:style>
    <style:style style:name="T23" style:family="text">
      <style:text-properties fo:font-style="normal" officeooo:rsid="00573011" style:font-style-asian="normal" style:font-style-complex="normal"/>
    </style:style>
    <style:style style:name="T24" style:family="text">
      <style:text-properties fo:font-style="normal" fo:font-weight="bold" officeooo:rsid="00519c0e" style:font-style-asian="normal" style:font-weight-asian="bold" style:font-style-complex="normal" style:font-weight-complex="bold"/>
    </style:style>
    <style:style style:name="T25" style:family="text">
      <style:text-properties fo:font-style="normal" fo:font-weight="normal" officeooo:rsid="00519c0e" style:font-style-asian="normal" style:font-weight-asian="normal" style:font-style-complex="normal" style:font-weight-complex="normal"/>
    </style:style>
    <style:style style:name="T26" style:family="text">
      <style:text-properties fo:font-style="normal" fo:font-weight="normal" officeooo:rsid="00572edd" style:font-style-asian="normal" style:font-weight-asian="normal" style:font-style-complex="normal" style:font-weight-complex="normal"/>
    </style:style>
    <style:style style:name="T27" style:family="text">
      <style:text-properties fo:font-style="normal" fo:font-weight="normal" officeooo:rsid="00573011" style:font-style-asian="normal" style:font-weight-asian="normal" style:font-style-complex="normal" style:font-weight-complex="normal"/>
    </style:style>
    <style:style style:name="T28" style:family="text">
      <style:text-properties fo:font-style="normal" fo:font-weight="normal" officeooo:rsid="0058620f" style:font-style-asian="normal" style:font-weight-asian="normal" style:font-style-complex="normal" style:font-weight-complex="normal"/>
    </style:style>
    <style:style style:name="T29" style:family="text">
      <style:text-properties officeooo:rsid="005a3647"/>
    </style:style>
    <style:style style:name="T30" style:family="text">
      <style:text-properties officeooo:rsid="005fb937"/>
    </style:style>
    <style:style style:name="T31" style:family="text">
      <style:text-properties officeooo:rsid="005fea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DTS06 Lab 2 – NetNinny</text:p>
      <text:p text:style-name="P5"/>
      <text:h text:style-name="P15" text:outline-level="1">1. Configuring NetNinny</text:h>
      <text:p text:style-name="P1">Extract the gzipped tar ball and simply run “make”. <text:span text:style-name="T2">This command will build the proxy and name it 'netninny'.</text:span> <text:span text:style-name="T1">A very good start point is to run the proxy with the “-h” flag, which shows all the available options it supports.</text:span></text:p>
      <text:p text:style-name="P3">USAGE: ./netninny [ARGS]</text:p>
      <text:p text:style-name="P3">Args:</text:p>
      <text:p text:style-name="P3">-d<text:tab/> <text:s/>Enable debug mode</text:p>
      <text:p text:style-name="P3">-h<text:tab/> <text:s/>Show this help and exit</text:p>
      <text:p text:style-name="P3">-H<text:tab/> <text:s/>Show the HTTP data in hex format</text:p>
      <text:p text:style-name="P3">-m max <text:s/>Specify the maximum number of simultaneous connections the proxy</text:p>
      <text:p text:style-name="P3"><text:s text:c="8"/>can have (defaults to 100)</text:p>
      <text:p text:style-name="P3">-o<text:tab/> <text:s/>Omit printing of data</text:p>
      <text:p text:style-name="P3">-p port Specify the listening port (defaults to 3422)</text:p>
      <text:p text:style-name="P3">-v<text:tab/> <text:s/>Show version &amp; authors and exit</text:p>
      <text:p text:style-name="P2"/>
      <text:p text:style-name="P4">If the 'd' flag is provided, the debug mode is activated. In this mode, the different steps are shown by showing relative timestamp between log lines, as well as file names and lines where the log is placed. <text:span text:style-name="T3">A useful flag is 'H', which prints the received buffers in hexadecimal mode. This can come in handy when printing non-readable characters. The listening port of the proxy can be manually specified by providing the 'p' flag.</text:span></text:p>
      <text:h text:style-name="P15" text:outline-level="1">2. Features</text:h>
      <text:p text:style-name="P6"><text:span text:style-name="T9">The proxy supports both HTTP and HTTPS requests. </text:span><text:span text:style-name="T10">However, both content- and URL-based filtering (CBF and UBF hereafter) procedures are only supported for HTTP GET requests. The reason for this is because HTTPS headers as well as data are encrypted so the proxy just forwards the data back and forth to and from the server. The CBF is only supported for text-based HTTP responses, and this is made by searching for forbidden words in the received text (described later).</text:span></text:p>
      <text:h text:style-name="P16" text:outline-level="2">2.1 UBF – URL based filtering</text:h>
      <text:p text:style-name="P7">This filtering is implemented in <text:span text:style-name="T11">files</text:span> <text:span text:style-name="T4">ubf.c </text:span><text:span text:style-name="T6">and </text:span><text:span text:style-name="T4">ubf.h</text:span><text:span text:style-name="T6">. It is made</text:span> by <text:span text:style-name="T13">assmebling</text:span> an incoming HTTP GET header and extracting the <text:span text:style-name="T12">host name provided in the 'Host:' field and the relative path mentioned after the GET token in the first line of the same HTTP GET message.</text:span></text:p>
      <text:h text:style-name="P16" text:outline-level="2">2.2 CBF – Content based filtering</text:h>
      <text:p text:style-name="P9">This filtering is implemented in files <text:span text:style-name="T4">cbf.c</text:span><text:span text:style-name="T6"> and </text:span><text:span text:style-name="T4">cbf.h</text:span><text:span text:style-name="T6">. If the connection is HTTP-type, and the </text:span><text:soft-page-break/><text:span text:style-name="T6">content type is text-based, we assembled the whole response coming from the server, do the filtering based on the words the response contains, and forward it back to the browser if no sensitive words are encountered. </text:span><text:span text:style-name="T7">Otherwise we discard the whole response and send an HTTP redirect message back to the client.</text:span></text:p>
      <text:p text:style-name="P7"/>
      <text:h text:style-name="P15" text:outline-level="1">3. How netninny works</text:h>
      <text:p text:style-name="P10">The following sections describe the behavior of the proxy.</text:p>
      <text:h text:style-name="Heading_20_2" text:outline-level="2">3.1 General behavior</text:h>
      <text:p text:style-name="P11">When the program is run, it waits in a while-loop until an incoming connection is received <text:span text:style-name="T14">by using the socket </text:span><text:span text:style-name="T15">sockfd</text:span><text:span text:style-name="T18"> in listen mode. </text:span><text:span text:style-name="T19">This socket is set to listen to a maximum of N incoming connections at the same time (</text:span><text:span text:style-name="T20">100</text:span><text:span text:style-name="T19"> by default in our proxy). </text:span><text:span text:style-name="T21">Once the browser connects to the proxy, a new socket is created – called </text:span><text:span text:style-name="T16">newsockfd</text:span><text:span text:style-name="T21">, and create a new thread to handle the request. </text:span><text:span text:style-name="T23">The entry point of the thread is a callback function called </text:span><text:span text:style-name="T17">handle_client</text:span><text:span text:style-name="T27">.</text:span><text:span text:style-name="T21"> </text:span><text:span text:style-name="T22">A thread data structure, defined in</text:span><text:span text:style-name="T24"> definitions.h</text:span><text:span text:style-name="T25">, is passed on to the thread </text:span><text:span text:style-name="T28">callback-function </text:span><text:span text:style-name="T25">to be able to identify the running thread. </text:span><text:span text:style-name="T26">The thread will then handle the connection and perform both the UBF and CBF.</text:span></text:p>
      <text:h text:style-name="Heading_20_2" text:outline-level="2">3.2 How the data is assembled</text:h>
      <text:h text:style-name="Heading_20_3" text:outline-level="3">3.2.1 <text:span text:style-name="T31">HTTP Request</text:span></text:h>
      <text:p text:style-name="P12">For http requests, we first check the first line to see if the message is HTTP header. In this case, we store all the subsequent packets till we get //r/n/r/n which denotes end of http header. Only after this, we process the header (ie extract hostname, do ubf etc).</text:p>
      <text:h text:style-name="Heading_20_3" text:outline-level="3">3.2.2 <text:span text:style-name="T31">HTTP Response</text:span></text:h>
      <text:p text:style-name="P12">We first read the HTTP response (in the same way as we read HTTP request) and extract content type and content length. If the content type is not text based, we just forward packets as we receive. If the content type is text base, we check if content length is mentioned in the header. If it is, we collect that many number of bytes, do the cbf on the whole assembled response and either forward it or discard it depending on cbf output. Note: If the server doesn't send the specified number of bytes, the proxy will keep waiting till either the server or the client disconnects. If the content length is not mentioned, we set a timeout value of 5 seconds. ie. we keep collecting packets till the server doesn't send anything for a duration of 5 seconds, after which we do the cbf on the assembled data.</text:p>
      <text:h text:style-name="Heading_20_2" text:outline-level="2">3.3 General filtering</text:h>
      <text:p text:style-name="P8"><text:span text:style-name="T29">Both UBF and CBF work in a similar way: given an input string – e.g. an URL or the text-based content of the HTTP response message, they first lowercase all the readable characters, trim all the whitespaces – spaces, newlines and tabs - , replace non-english characters as ö, å and ä to o, a and a respectively, and they simply look for the forbidden words in the resulting converted string. A whole description of the functions and return codes are clearly specified in the function headers – </text:span><text:soft-page-break/><text:span text:style-name="T29">see </text:span><text:span text:style-name="T5">ubf.h </text:span><text:span text:style-name="T8">and </text:span><text:span text:style-name="T5">cbf.h</text:span><text:span text:style-name="T8"> for further details.</text:span></text:p>
      <text:p text:style-name="P8"><text:span text:style-name="T8"/></text:p>
      <text:h text:style-name="P17" text:outline-level="2"><text:span text:style-name="T30">3.</text:span>4 Handling HTTPS</text:h>
      <text:p text:style-name="P13">If the c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1:23:44.566068325</meta:creation-date>
    <dc:date>2017-10-02T12:12:39.011935985</dc:date>
    <meta:editing-duration>PT48M21S</meta:editing-duration>
    <meta:editing-cycles>71</meta:editing-cycles>
    <meta:generator>LibreOffice/5.0.3.2$Linux_X86_64 LibreOffice_project/00m0$Build-2</meta:generator>
    <meta:document-statistic meta:table-count="0" meta:image-count="0" meta:object-count="0" meta:page-count="3" meta:paragraph-count="33" meta:word-count="834" meta:character-count="4740" meta:non-whitespace-character-count="3913"/>
  </office:meta>
</office:document-meta>
</file>